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10%" fo:text-align="center" style:justify-single-word="false" fo:orphans="0" fo:widows="0"/>
    </style:style>
    <style:style style:name="P6" style:family="paragraph" style:parent-style-name="Standard">
      <style:paragraph-properties fo:line-height="111%" fo:orphans="0" fo:widows="0"/>
    </style:style>
    <style:style style:name="P7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L1">
      <style:paragraph-properties fo:orphans="0" fo:widows="0"/>
      <style:text-properties fo:font-size="12pt" officeooo:rsid="001823dc" officeooo:paragraph-rsid="001823dc" style:font-size-asian="12pt" style:font-size-complex="12pt"/>
    </style:style>
    <style:style style:name="P18" style:family="paragraph" style:parent-style-name="Standard">
      <style:paragraph-properties fo:orphans="0" fo:widows="0"/>
      <style:text-properties fo:font-size="12pt" officeooo:rsid="00195c08" officeooo:paragraph-rsid="00195c08" style:font-size-asian="12pt" style:font-size-complex="12pt"/>
    </style:style>
    <style:style style:name="P19" style:family="paragraph" style:parent-style-name="Standard">
      <style:paragraph-properties fo:orphans="0" fo:widows="0"/>
      <style:text-properties fo:font-size="9pt" officeooo:rsid="00195c08" officeooo:paragraph-rsid="00195c08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23dc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23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3" office:value-type="string">
            <text:p text:style-name="P11">Test Case ID: <text:span text:style-name="T4">RG-09</text:span></text:p>
          </table:table-cell>
          <table:table-cell table:style-name="Table1.B3" office:value-type="string">
            <text:p text:style-name="P13">Test Designed by: <text:span text:style-name="T4">Bryan Riveros</text:span></text:p>
          </table:table-cell>
        </table:table-row>
        <table:table-row table:style-name="Table1.2">
          <table:table-cell table:style-name="Table1.A4" office:value-type="string">
            <text:p text:style-name="P10">Test Priority (Low/Medium/High): <text:span text:style-name="T4">Medium</text:span></text:p>
          </table:table-cell>
          <table:table-cell table:style-name="Table1.B4" office:value-type="string">
            <text:p text:style-name="P12">Test Designed date: <text:span text:style-name="T4">24/06/2019</text:span></text:p>
          </table:table-cell>
        </table:table-row>
        <table:table-row table:style-name="Table1.3">
          <table:table-cell table:style-name="Table1.A5" office:value-type="string">
            <text:p text:style-name="P10">Module Name: <text:span text:style-name="T4">Cursos</text:span></text:p>
          </table:table-cell>
          <table:table-cell table:style-name="Table1.B5" office:value-type="string">
            <text:p text:style-name="P12">Test Executed by: </text:p>
          </table:table-cell>
        </table:table-row>
        <table:table-row table:style-name="Table1.3">
          <table:table-cell table:style-name="Table1.A6" office:value-type="string">
            <text:p text:style-name="P10">Test Title: <text:span text:style-name="T4">Evaluadores por curso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0">Description: <text:span text:style-name="T4">Cada curso puede tener más de un evaluador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8"/>
          </table:table-cell>
          <table:table-cell table:style-name="Table1.A9" office:value-type="string">
            <text:p text:style-name="P8"/>
          </table:table-cell>
        </table:table-row>
        <table:table-row table:style-name="Table1.10">
          <table:table-cell table:style-name="Table1.A10" table:number-columns-spanned="2" office:value-type="string">
            <text:p text:style-name="P12">Pre-conditions: </text:p>
            <text:list xml:id="list1990131426" text:style-name="L1">
              <text:list-item>
                <text:p text:style-name="P17">Existe cuenta de profesor</text:p>
              </text:list-item>
              <text:list-item>
                <text:p text:style-name="P17">Existen al menos dos evaluadores</text:p>
              </text:list-item>
              <text:list-item>
                <text:p text:style-name="P17">Existe curso</text:p>
              </text:list-item>
            </text:list>
            <text:p text:style-name="P8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2">Dependencies: </text:p>
            <text:p text:style-name="P18">login, gestión de cursos</text:p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Step</text:p>
          </table:table-cell>
          <table:table-cell table:style-name="Table2.B1" office:value-type="string">
            <text:p text:style-name="P15">Test Steps</text:p>
          </table:table-cell>
          <table:table-cell table:style-name="Table2.B1" office:value-type="string">
            <text:p text:style-name="P15">Test Data</text:p>
          </table:table-cell>
          <table:table-cell table:style-name="Table2.D1" office:value-type="string">
            <text:p text:style-name="P15">Expected Result</text:p>
          </table:table-cell>
          <table:table-cell table:style-name="Table2.E1" office:value-type="string">
            <text:p text:style-name="P15">Actual Result</text:p>
          </table:table-cell>
          <table:table-cell table:style-name="Table2.F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19">Hacer login como profesor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19">Se muestra landing page de profesor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19">Ingresar a sección de cursos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19">Se muestran los cursos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19">Seleccionar un curso e ingresar a editar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19">Se ven los detalles del curso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19">Se agregan dos evaluadores</text:p>
          </table:table-cell>
          <table:table-cell table:style-name="Table2.B2" office:value-type="string">
            <text:p text:style-name="P19"/>
          </table:table-cell>
          <table:table-cell table:style-name="Table2.D5" office:value-type="string">
            <text:p text:style-name="P19">Los evaluadores quedan listados.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Dependencies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8:10:19.876903462</dc:date>
    <meta:editing-duration>PT11M41S</meta:editing-duration>
    <meta:editing-cycles>4</meta:editing-cycles>
    <meta:document-statistic meta:table-count="3" meta:image-count="0" meta:object-count="0" meta:page-count="1" meta:paragraph-count="37" meta:word-count="124" meta:character-count="775" meta:non-whitespace-character-count="683"/>
  </office:meta>
</office:document-meta>
</file>